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28542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Imagen 2" text:anchor-type="as-char" svg:x="0in" svg:y="0in" svg:width="3.45833in" svg:height="8.63542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n 3" text:anchor-type="as-char" svg:x="0in" svg:y="0in" svg:width="5.90556in" svg:height="2.8979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ia M.G.</meta:initial-creator>
    <dc:creator>Patricia M.G.</dc:creator>
    <meta:creation-date>2023-02-03T10:30:00Z</meta:creation-date>
    <dc:date>2023-02-03T10:37:00Z</dc:date>
    <meta:template xlink:href="Normal.dotm" xlink:type="simple"/>
    <meta:editing-cycles>2</meta:editing-cycles>
    <meta:editing-duration>PT420S</meta:editing-duration>
    <meta:document-statistic meta:page-count="3" meta:paragraph-count="1" meta:word-count="1" meta:character-count="7" meta:row-count="1" meta:non-whitespace-character-count="7"/>
  </office:meta>
</office:document-meta>
</file>